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872" officeooo:paragraph-rsid="001c4872"/>
    </style:style>
    <style:style style:name="P2" style:family="paragraph" style:parent-style-name="Standard">
      <style:text-properties officeooo:rsid="001d958e" officeooo:paragraph-rsid="001d958e"/>
    </style:style>
    <style:style style:name="P3" style:family="paragraph" style:parent-style-name="Standard">
      <style:text-properties officeooo:rsid="001f007e" officeooo:paragraph-rsid="001f007e"/>
    </style:style>
    <style:style style:name="P4" style:family="paragraph" style:parent-style-name="Standard">
      <style:text-properties officeooo:rsid="0020c304" officeooo:paragraph-rsid="0020c304"/>
    </style:style>
    <style:style style:name="P5" style:family="paragraph" style:parent-style-name="Standard">
      <style:text-properties officeooo:rsid="002251b2" officeooo:paragraph-rsid="002251b2"/>
    </style:style>
    <style:style style:name="P6" style:family="paragraph" style:parent-style-name="Standard">
      <style:text-properties officeooo:rsid="002395ae" officeooo:paragraph-rsid="002395ae"/>
    </style:style>
    <style:style style:name="P7" style:family="paragraph" style:parent-style-name="Standard">
      <style:text-properties officeooo:rsid="0024b699" officeooo:paragraph-rsid="0024b699"/>
    </style:style>
    <style:style style:name="P8" style:family="paragraph" style:parent-style-name="Standard">
      <style:text-properties officeooo:rsid="0024dfeb" officeooo:paragraph-rsid="0024dfeb"/>
    </style:style>
    <style:style style:name="P9" style:family="paragraph" style:parent-style-name="Standard">
      <style:text-properties officeooo:rsid="00256850" officeooo:paragraph-rsid="00256850"/>
    </style:style>
    <style:style style:name="P10" style:family="paragraph" style:parent-style-name="Standard">
      <style:text-properties officeooo:rsid="0026b36c" officeooo:paragraph-rsid="0026b36c"/>
    </style:style>
    <style:style style:name="T1" style:family="text">
      <style:text-properties officeooo:rsid="001f00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rth Observing System – EOS</text:p>
      <text:p text:style-name="P1">National Oceanic and Atmospheric Administration – NOAA</text:p>
      <text:p text:style-name="P1">United States Geological Survey – USGS</text:p>
      <text:p text:style-name="P1">European Space Agency – ESA</text:p>
      <text:p text:style-name="P1">Advanced Spaceborne Thermal Emission and Reflection Radiometer – ASTER</text:p>
      <text:p text:style-name="P1">Moderate-resolution Imaging Spectroradiometer – MODIS</text:p>
      <text:p text:style-name="P1">Digital Elevation Models – DEMs</text:p>
      <text:p text:style-name="P1">National Land Cover Database (NLCD)</text:p>
      <text:p text:style-name="P1">National Aeronautics and Space Administration (NASA)</text:p>
      <text:p text:style-name="P2">area of interest (AOI<text:span text:style-name="T1">)</text:span></text:p>
      <text:p text:style-name="P3">geographic information system (GIS)</text:p>
      <text:p text:style-name="P4">application programming interface (API)</text:p>
      <text:p text:style-name="P5">Google Earth Engine (GEE)</text:p>
      <text:p text:style-name="P5">Earth Engine (EE)</text:p>
      <text:p text:style-name="P5">Normalized Difference Vegetation Index (NDVI)</text:p>
      <text:p text:style-name="P6">interactive development environment (IDE)</text:p>
      <text:p text:style-name="P6">Representational State Transfer Application Programming Interface (REST API)</text:p>
      <text:p text:style-name="P7">Joint Research Center (JRC)</text:p>
      <text:p text:style-name="P7">Shuttle Radar Topography Mission (SRTM)</text:p>
      <text:p text:style-name="P8">Climate Hazard Group InfraRed Precipitation with Station Data (CHIRPS)</text:p>
      <text:p text:style-name="P9">Geospatial Data Abstraction (GDAL)</text:p>
      <text:p text:style-name="P9">World Geodetic System 1984 (WGS84)</text:p>
      <text:p text:style-name="P10">Hypertext Transfer Protocol (HTTP)</text:p>
      <text:p text:style-name="P10">JavaScript Object Notation (JS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2:18:48.283096941</meta:creation-date>
    <dc:date>2018-04-20T17:37:05.032295220</dc:date>
    <meta:editing-duration>PT1H36M35S</meta:editing-duration>
    <meta:editing-cycles>1</meta:editing-cycles>
    <meta:document-statistic meta:table-count="0" meta:image-count="0" meta:object-count="0" meta:page-count="1" meta:paragraph-count="24" meta:word-count="117" meta:character-count="959" meta:non-whitespace-character-count="859"/>
    <meta:generator>LibreOffice/5.1.6.2$Linux_X86_64 LibreOffice_project/10m0$Build-2</meta:generator>
  </office:meta>
</office:document-meta>
</file>